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99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57.54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47.73mm"/>
    </style:style>
    <style:style style:name="co9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54.54mm"/>
    </style:style>
    <style:style style:name="co11" style:family="table-column">
      <style:table-column-properties fo:break-before="auto" style:column-width="49.92mm"/>
    </style:style>
    <style:style style:name="co12" style:family="table-column">
      <style:table-column-properties fo:break-before="auto" style:column-width="47.18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33.85mm"/>
    </style:style>
    <style:style style:name="co15" style:family="table-column">
      <style:table-column-properties fo:break-before="auto" style:column-width="50.46mm"/>
    </style:style>
    <style:style style:name="co16" style:family="table-column">
      <style:table-column-properties fo:break-before="auto" style:column-width="53.46mm"/>
    </style:style>
    <style:style style:name="co17" style:family="table-column">
      <style:table-column-properties fo:break-before="auto" style:column-width="51.54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51.01mm"/>
    </style:style>
    <style:style style:name="co20" style:family="table-column">
      <style:table-column-properties fo:break-before="auto" style:column-width="56.73mm"/>
    </style:style>
    <style:style style:name="co21" style:family="table-column">
      <style:table-column-properties fo:break-before="auto" style:column-width="56.44mm"/>
    </style:style>
    <style:style style:name="co22" style:family="table-column">
      <style:table-column-properties fo:break-before="auto" style:column-width="60.54mm"/>
    </style:style>
    <style:style style:name="co23" style:family="table-column">
      <style:table-column-properties fo:break-before="auto" style:column-width="59.44mm"/>
    </style:style>
    <style:style style:name="co24" style:family="table-column">
      <style:table-column-properties fo:break-before="auto" style:column-width="55.63mm"/>
    </style:style>
    <style:style style:name="co25" style:family="table-column">
      <style:table-column-properties fo:break-before="auto" style:column-width="58.63mm"/>
    </style:style>
    <style:style style:name="co26" style:family="table-column">
      <style:table-column-properties fo:break-before="auto" style:column-width="58.9mm"/>
    </style:style>
    <style:style style:name="co27" style:family="table-column">
      <style:table-column-properties fo:break-before="auto" style:column-width="58.08mm"/>
    </style:style>
    <style:style style:name="co28" style:family="table-column">
      <style:table-column-properties fo:break-before="auto" style:column-width="57.82mm"/>
    </style:style>
    <style:style style:name="co29" style:family="table-column">
      <style:table-column-properties fo:break-before="auto" style:column-width="61.89mm"/>
    </style:style>
    <style:style style:name="co30" style:family="table-column">
      <style:table-column-properties fo:break-before="auto" style:column-width="60.8mm"/>
    </style:style>
    <style:style style:name="co31" style:family="table-column">
      <style:table-column-properties fo:break-before="auto" style:column-width="56.99mm"/>
    </style:style>
    <style:style style:name="co32" style:family="table-column">
      <style:table-column-properties fo:break-before="auto" style:column-width="70.34mm"/>
    </style:style>
    <style:style style:name="co33" style:family="table-column">
      <style:table-column-properties fo:break-before="auto" style:column-width="69.53mm"/>
    </style:style>
    <style:style style:name="co34" style:family="table-column">
      <style:table-column-properties fo:break-before="auto" style:column-width="69.25mm"/>
    </style:style>
    <style:style style:name="co35" style:family="table-column">
      <style:table-column-properties fo:break-before="auto" style:column-width="72.25mm"/>
    </style:style>
    <style:style style:name="co36" style:family="table-column">
      <style:table-column-properties fo:break-before="auto" style:column-width="68.44mm"/>
    </style:style>
    <style:style style:name="co37" style:family="table-column">
      <style:table-column-properties fo:break-before="auto" style:column-width="71.44mm"/>
    </style:style>
    <style:style style:name="co38" style:family="table-column">
      <style:table-column-properties fo:break-before="auto" style:column-width="41.2mm"/>
    </style:style>
    <style:style style:name="co39" style:family="table-column">
      <style:table-column-properties fo:break-before="auto" style:column-width="44.2mm"/>
    </style:style>
    <style:style style:name="co40" style:family="table-column">
      <style:table-column-properties fo:break-before="auto" style:column-width="40.66mm"/>
    </style:style>
    <style:style style:name="co41" style:family="table-column">
      <style:table-column-properties fo:break-before="auto" style:column-width="43.66mm"/>
    </style:style>
    <style:style style:name="co42" style:family="table-column">
      <style:table-column-properties fo:break-before="auto" style:column-width="30.3mm"/>
    </style:style>
    <style:style style:name="co43" style:family="table-column">
      <style:table-column-properties fo:break-before="auto" style:column-width="33.3mm"/>
    </style:style>
    <style:style style:name="co44" style:family="table-column">
      <style:table-column-properties fo:break-before="auto" style:column-width="35.49mm"/>
    </style:style>
    <style:style style:name="co45" style:family="table-column">
      <style:table-column-properties fo:break-before="auto" style:column-width="38.47mm"/>
    </style:style>
    <style:style style:name="co46" style:family="table-column">
      <style:table-column-properties fo:break-before="auto" style:column-width="41.47mm"/>
    </style:style>
    <style:style style:name="co47" style:family="table-column">
      <style:table-column-properties fo:break-before="auto" style:column-width="44.47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45.56mm"/>
    </style:style>
    <style:style style:name="co50" style:family="table-column">
      <style:table-column-properties fo:break-before="auto" style:column-width="45.01mm"/>
    </style:style>
    <style:style style:name="co51" style:family="table-column">
      <style:table-column-properties fo:break-before="auto" style:column-width="31.66mm"/>
    </style:style>
    <style:style style:name="co52" style:family="table-column">
      <style:table-column-properties fo:break-before="auto" style:column-width="34.66mm"/>
    </style:style>
    <style:style style:name="co53" style:family="table-column">
      <style:table-column-properties fo:break-before="auto" style:column-width="36.85mm"/>
    </style:style>
    <style:style style:name="co54" style:family="table-column">
      <style:table-column-properties fo:break-before="auto" style:column-width="39.85mm"/>
    </style:style>
    <style:style style:name="co55" style:family="table-column">
      <style:table-column-properties fo:break-before="auto" style:column-width="42.83mm"/>
    </style:style>
    <style:style style:name="co56" style:family="table-column">
      <style:table-column-properties fo:break-before="auto" style:column-width="45.83mm"/>
    </style:style>
    <style:style style:name="co57" style:family="table-column">
      <style:table-column-properties fo:break-before="auto" style:column-width="53.99mm"/>
    </style:style>
    <style:style style:name="co58" style:family="table-column">
      <style:table-column-properties fo:break-before="auto" style:column-width="43.11mm"/>
    </style:style>
    <style:style style:name="co59" style:family="table-column">
      <style:table-column-properties fo:break-before="auto" style:column-width="46.11mm"/>
    </style:style>
    <style:style style:name="co60" style:family="table-column">
      <style:table-column-properties fo:break-before="auto" style:column-width="48.28mm"/>
    </style:style>
    <style:style style:name="co61" style:family="table-column">
      <style:table-column-properties fo:break-before="auto" style:column-width="51.28mm"/>
    </style:style>
    <style:style style:name="co62" style:family="table-column">
      <style:table-column-properties fo:break-before="auto" style:column-width="5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13"/>
    <style:style style:name="ce9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ature</text:p>
          </table:table-cell>
          <table:table-cell table:style-name="ce9" office:value-type="string" calcext:value-type="string">
            <text:p>importance</text:p>
          </table:table-cell>
          <table:table-cell table:style-name="ce7" office:value-type="string" calcext:value-type="string">
            <text:p>feature</text:p>
          </table:table-cell>
          <table:table-cell table:style-name="ce9" office:value-type="string" calcext:value-type="string">
            <text:p>importance</text:p>
          </table:table-cell>
          <table:table-cell table:style-name="ce7" office:value-type="string" calcext:value-type="string">
            <text:p>feature</text:p>
          </table:table-cell>
          <table:table-cell table:style-name="ce9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payload-call-fraction</text:p>
          </table:table-cell>
          <table:table-cell office:value-type="float" office:value="23.488392" calcext:value-type="float">
            <text:p>23.5</text:p>
          </table:table-cell>
          <table:table-cell table:style-name="ce7" office:value-type="string" calcext:value-type="string">
            <text:p>payload-mem-dependencies-number</text:p>
          </table:table-cell>
          <table:table-cell table:style-name="ce8" office:value-type="float" office:value="3.966301" calcext:value-type="float">
            <text:p>4.0</text:p>
          </table:table-cell>
          <table:table-cell table:style-name="ce7" office:value-type="string" calcext:value-type="string">
            <text:p>payload-mem-read-fraction</text:p>
          </table:table-cell>
          <table:table-cell table:style-name="ce8" office:value-type="float" office:value="2.416771" calcext:value-type="float">
            <text:p>2.4</text:p>
          </table:table-cell>
        </table:table-row>
        <table:table-row table:style-name="ro1">
          <table:table-cell office:value-type="string" calcext:value-type="string">
            <text:p>iterator-payload-non-cf-cohesion</text:p>
          </table:table-cell>
          <table:table-cell office:value-type="float" office:value="18.510332" calcext:value-type="float">
            <text:p>18.5</text:p>
          </table:table-cell>
          <table:table-cell table:style-name="ce7" office:value-type="string" calcext:value-type="string">
            <text:p>iterator-payload-total-cohesion</text:p>
          </table:table-cell>
          <table:table-cell table:style-name="ce8" office:value-type="float" office:value="3.239948" calcext:value-type="float">
            <text:p>3.2</text:p>
          </table:table-cell>
          <table:table-cell table:style-name="ce7" office:value-type="string" calcext:value-type="string">
            <text:p>loop-depth</text:p>
          </table:table-cell>
          <table:table-cell table:style-name="ce8" office:value-type="float" office:value="2.37791" calcext:value-type="float">
            <text:p>2.4</text:p>
          </table:table-cell>
        </table:table-row>
        <table:table-row table:style-name="ro1">
          <table:table-cell office:value-type="string" calcext:value-type="string">
            <text:p>payload-mem-write-fraction</text:p>
          </table:table-cell>
          <table:table-cell office:value-type="float" office:value="6.067791" calcext:value-type="float">
            <text:p>6.1</text:p>
          </table:table-cell>
          <table:table-cell table:style-name="ce7" office:value-type="string" calcext:value-type="string">
            <text:p>critical-payload-non-cf-cohesion</text:p>
          </table:table-cell>
          <table:table-cell table:style-name="ce8" office:value-type="float" office:value="2.94153" calcext:value-type="float">
            <text:p>2.9</text:p>
          </table:table-cell>
          <table:table-cell table:style-name="ce7" office:value-type="string" calcext:value-type="string">
            <text:p>critical-payload-getelemptr-fraction</text:p>
          </table:table-cell>
          <table:table-cell table:style-name="ce8" office:value-type="float" office:value="1.461786" calcext:value-type="float">
            <text:p>1.5</text:p>
          </table:table-cell>
        </table:table-row>
        <table:table-row table:style-name="ro1">
          <table:table-cell office:value-type="string" calcext:value-type="string">
            <text:p>loop-absolute-size</text:p>
          </table:table-cell>
          <table:table-cell office:value-type="float" office:value="5.7174" calcext:value-type="float">
            <text:p>5.7</text:p>
          </table:table-cell>
          <table:table-cell table:style-name="ce7" office:value-type="string" calcext:value-type="string">
            <text:p>payload-getelemptr-fraction</text:p>
          </table:table-cell>
          <table:table-cell table:style-name="ce8" office:value-type="float" office:value="2.699615" calcext:value-type="float">
            <text:p>2.7</text:p>
          </table:table-cell>
          <table:table-cell table:style-name="ce7" office:value-type="string" calcext:value-type="string">
            <text:p>iterator-total-dependencies-number</text:p>
          </table:table-cell>
          <table:table-cell table:style-name="ce8" office:value-type="float" office:value="1.296746" calcext:value-type="float">
            <text:p>1.3</text:p>
          </table:table-cell>
        </table:table-row>
        <table:table-row table:style-name="ro1">
          <table:table-cell office:value-type="string" calcext:value-type="string">
            <text:p>critical-payload-getelemptr-count</text:p>
          </table:table-cell>
          <table:table-cell office:value-type="float" office:value="5.251271" calcext:value-type="float">
            <text:p>5.3</text:p>
          </table:table-cell>
          <table:table-cell table:style-name="ce7" office:value-type="string" calcext:value-type="string">
            <text:p>critical-payload-total-cohesion</text:p>
          </table:table-cell>
          <table:table-cell table:style-name="ce8" office:value-type="float" office:value="2.575694" calcext:value-type="float">
            <text:p>2.6</text:p>
          </table:table-cell>
          <table:table-cell table:style-name="ce7" office:value-type="string" calcext:value-type="string">
            <text:p>iterator-mem-read-fraction</text:p>
          </table:table-cell>
          <table:table-cell table:style-name="ce8" office:value-type="float" office:value="1.289998" calcext:value-type="float">
            <text:p>1.3</text:p>
          </table:table-cell>
        </table:table-row>
        <table:table-row table:style-name="ro1">
          <table:table-cell table:style-name="Default" table:number-columns-repeated="2"/>
          <table:table-cell table:style-name="ce7"/>
          <table:table-cell table:style-name="ce9"/>
          <table:table-cell table:number-columns-repeated="2"/>
        </table:table-row>
        <table:table-row table:style-name="ro1" table:number-rows-repeated="9">
          <table:table-cell table:style-name="Default" table:number-columns-repeated="2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ature-importances" table:style-name="ta1">
        <table:table-column table:style-name="co1" table:default-cell-style-name="ce7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72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importanc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anti-dependencies-number</text:p>
          </table:table-cell>
          <table:table-cell office:value-type="float" office:value="0.23488392" calcext:value-type="float">
            <text:p>0.23488392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branch-count</text:p>
          </table:table-cell>
          <table:table-cell office:value-type="float" office:value="0.18510332" calcext:value-type="float">
            <text:p>0.18510332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branch-fraction</text:p>
          </table:table-cell>
          <table:table-cell office:value-type="float" office:value="0.06067791" calcext:value-type="float">
            <text:p>0.0606779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call-count</text:p>
          </table:table-cell>
          <table:table-cell office:value-type="float" office:value="0.057174" calcext:value-type="float">
            <text:p>0.057174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call-fraction</text:p>
          </table:table-cell>
          <table:table-cell office:value-type="float" office:value="0.05251271" calcext:value-type="float">
            <text:p>0.0525127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cntl-dependencies-number</text:p>
          </table:table-cell>
          <table:table-cell office:value-type="float" office:value="0.03966301" calcext:value-type="float">
            <text:p>0.0396630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conf-dependencies-number</text:p>
          </table:table-cell>
          <table:table-cell office:value-type="float" office:value="0.03239948" calcext:value-type="float">
            <text:p>0.0323994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cross-dependencies-number</text:p>
          </table:table-cell>
          <table:table-cell office:value-type="float" office:value="0.0294153" calcext:value-type="float">
            <text:p>0.0294153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getelemptr-count</text:p>
          </table:table-cell>
          <table:table-cell office:value-type="float" office:value="0.02699615" calcext:value-type="float">
            <text:p>0.0269961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getelemptr-fraction</text:p>
          </table:table-cell>
          <table:table-cell office:value-type="float" office:value="0.02575694" calcext:value-type="float">
            <text:p>0.02575694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mem-cohesion</text:p>
          </table:table-cell>
          <table:table-cell office:value-type="float" office:value="0.02416771" calcext:value-type="float">
            <text:p>0.0241677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mem-dependencies-number</text:p>
          </table:table-cell>
          <table:table-cell office:value-type="float" office:value="0.0237791" calcext:value-type="float">
            <text:p>0.0237791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mem-read-count</text:p>
          </table:table-cell>
          <table:table-cell office:value-type="float" office:value="0.01461786" calcext:value-type="float">
            <text:p>0.0146178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mem-read-fraction</text:p>
          </table:table-cell>
          <table:table-cell office:value-type="float" office:value="0.01296746" calcext:value-type="float">
            <text:p>0.0129674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mem-write-count</text:p>
          </table:table-cell>
          <table:table-cell office:value-type="float" office:value="0.01289998" calcext:value-type="float">
            <text:p>0.0128999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mem-write-fraction</text:p>
          </table:table-cell>
          <table:table-cell office:value-type="float" office:value="0.01269949" calcext:value-type="float">
            <text:p>0.01269949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non-cf-cohesion</text:p>
          </table:table-cell>
          <table:table-cell office:value-type="float" office:value="0.01247563" calcext:value-type="float">
            <text:p>0.01247563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output-dependencies-number</text:p>
          </table:table-cell>
          <table:table-cell office:value-type="float" office:value="0.01180061" calcext:value-type="float">
            <text:p>0.0118006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reg-dependencies-number</text:p>
          </table:table-cell>
          <table:table-cell office:value-type="float" office:value="0.01159624" calcext:value-type="float">
            <text:p>0.01159624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total-cohesion</text:p>
          </table:table-cell>
          <table:table-cell office:value-type="float" office:value="0.01138074" calcext:value-type="float">
            <text:p>0.01138074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total-dependencies-number</text:p>
          </table:table-cell>
          <table:table-cell office:value-type="float" office:value="0.01024463" calcext:value-type="float">
            <text:p>0.01024463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ritical-payload-true-dependencies-number</text:p>
          </table:table-cell>
          <table:table-cell office:value-type="float" office:value="0.00897093" calcext:value-type="float">
            <text:p>0.00897093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anti-dependencies-number</text:p>
          </table:table-cell>
          <table:table-cell office:value-type="float" office:value="0.00834783" calcext:value-type="float">
            <text:p>0.00834783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branch-count</text:p>
          </table:table-cell>
          <table:table-cell office:value-type="float" office:value="0.0080114" calcext:value-type="float">
            <text:p>0.0080114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branch-fraction</text:p>
          </table:table-cell>
          <table:table-cell office:value-type="float" office:value="0.00765812" calcext:value-type="float">
            <text:p>0.00765812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call-count</text:p>
          </table:table-cell>
          <table:table-cell office:value-type="float" office:value="0.00748612" calcext:value-type="float">
            <text:p>0.00748612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call-fraction</text:p>
          </table:table-cell>
          <table:table-cell office:value-type="float" office:value="0.00719819" calcext:value-type="float">
            <text:p>0.00719819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cntl-dependencies-number</text:p>
          </table:table-cell>
          <table:table-cell office:value-type="float" office:value="0.00706731" calcext:value-type="float">
            <text:p>0.0070673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conf-dependencies-number</text:p>
          </table:table-cell>
          <table:table-cell office:value-type="float" office:value="0.00704717" calcext:value-type="float">
            <text:p>0.00704717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cross-dependencies-number</text:p>
          </table:table-cell>
          <table:table-cell office:value-type="float" office:value="0.00661193" calcext:value-type="float">
            <text:p>0.00661193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getelemptr-count</text:p>
          </table:table-cell>
          <table:table-cell office:value-type="float" office:value="0.0051827" calcext:value-type="float">
            <text:p>0.0051827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getelemptr-fraction</text:p>
          </table:table-cell>
          <table:table-cell office:value-type="float" office:value="0.00392628" calcext:value-type="float">
            <text:p>0.0039262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mem-dependencies-number</text:p>
          </table:table-cell>
          <table:table-cell office:value-type="float" office:value="0.00377905" calcext:value-type="float">
            <text:p>0.0037790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mem-read-count</text:p>
          </table:table-cell>
          <table:table-cell office:value-type="float" office:value="0.00375465" calcext:value-type="float">
            <text:p>0.0037546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mem-read-fraction</text:p>
          </table:table-cell>
          <table:table-cell office:value-type="float" office:value="0.00323918" calcext:value-type="float">
            <text:p>0.0032391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mem-write-count</text:p>
          </table:table-cell>
          <table:table-cell office:value-type="float" office:value="0.00287928" calcext:value-type="float">
            <text:p>0.00287928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mem-write-fraction</text:p>
          </table:table-cell>
          <table:table-cell office:value-type="float" office:value="0.00215946" calcext:value-type="float">
            <text:p>0.0021594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output-dependencies-number</text:p>
          </table:table-cell>
          <table:table-cell office:value-type="float" office:value="0.00215946" calcext:value-type="float">
            <text:p>0.0021594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payload-mem-cohesion</text:p>
          </table:table-cell>
          <table:table-cell office:value-type="float" office:value="0.00130876" calcext:value-type="float">
            <text:p>0.00130876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payload-non-cf-cohes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payload-total-cohes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reg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total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iterator-true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absolute-size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critical-payload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depth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inner-loop-num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iterator-size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payload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proper-sccs-ddg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proper-sccs-ddg-number-diff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proper-scc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oop-proper-sccs-number-diff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anti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branch-count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branch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call-count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call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cntl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conf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cross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getelemptr-count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getelemptr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mem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mem-read-count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mem-read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mem-write-count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mem-write-fraction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output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reg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total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payload-true-dependencies-number</text:p>
          </table:table-cell>
          <table:table-cell office:value-type="float" office:value="0" calcext:value-type="float">
            <text:p>0.00000000</text:p>
          </table:table-cell>
          <table:table-cell table:number-columns-repeated="70"/>
        </table:table-row>
        <table:table-row table:style-name="ro1" table:number-rows-repeated="1048500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  <table:database-ranges>
        <table:database-range table:name="__Anonymous_Sheet_DB__1" table:target-range-address="'feature-importances'.A3:'feature-importances'.A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13:13:28.179123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14:17:04.180591190</dc:date>
    <meta:editing-duration>P7DT1H13M30S</meta:editing-duration>
    <meta:editing-cycles>4</meta:editing-cycles>
    <meta:generator>LibreOffice/6.1.4.2$Linux_X86_64 LibreOffice_project/10$Build-2</meta:generator>
    <meta:document-statistic meta:table-count="2" meta:cell-count="184" meta:object-count="0"/>
  </office:meta>
</office:document-meta>
</file>